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imbus Roman No9 L" svg:font-family="Nimbus Roman No9 L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Inter Light" svg:font-family="Inter Light" style:font-family-generic="system" style:font-pitch="variable" svg:panose-1="2 11 6 4 2 2 2 2 2 4"/>
    <style:font-face style:name="Inter Light Italic" svg:font-family="Inter Light Italic" style:font-family-generic="system" style:font-pitch="variable" svg:panose-1="2 0 5 3 0 0 0 2 0 4"/>
    <style:font-face style:name="Inter ExtraLight Italic" svg:font-family="Inter ExtraLight Italic" style:font-family-generic="system" style:font-pitch="variable" svg:panose-1="2 0 5 3 0 0 0 2 0 4"/>
    <style:font-face style:name="Nimbus Sans L" svg:font-family="Nimbus Sans 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11 6 4 2 2 2 2 2 4"/>
    <style:font-face style:name="Nimbus Mono L" svg:font-family="Nimbus Mono L" style:font-family-generic="modern" style:font-pitch="fixed" svg:panose-1="2 11 6 4 2 2 2 2 2 4"/>
    <style:font-face style:name="StarSymbol" style:font-charset="x-symbol" svg:font-family="Star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in" style:use-optimal-column-width="false"/>
    </style:style>
    <style:style style:name="TableColumn4" style:family="table-column">
      <style:table-column-properties style:column-width="2in" style:use-optimal-column-width="false"/>
    </style:style>
    <style:style style:name="TableColumn5" style:family="table-column">
      <style:table-column-properties style:column-width="2in" style:use-optimal-column-width="false"/>
    </style:style>
    <style:style style:name="Table2" style:family="table">
      <style:table-properties style:width="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" style:family="table-column">
      <style:table-column-properties style:column-width="2in" style:use-optimal-column-width="false"/>
    </style:style>
    <style:style style:name="TableColumn20" style:family="table-column">
      <style:table-column-properties style:column-width="2in" style:use-optimal-column-width="false"/>
    </style:style>
    <style:style style:name="TableColumn21" style:family="table-column">
      <style:table-column-properties style:column-width="2in" style:use-optimal-column-width="false"/>
    </style:style>
    <style:style style:name="Table18" style:family="table">
      <style:table-properties style:width="6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625in solid #000080" fo:border-left="0.0625in solid #000080" fo:border-bottom="0.0625in solid #000080" fo:border-right="none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Cell24" style:family="table-cell">
      <style:table-cell-properties fo:border-top="0.0625in solid #000080" fo:border-left="0.0625in solid #000080" fo:border-bottom="0.0625in solid #000080" fo:border-right="none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Cell25" style:family="table-cell">
      <style:table-cell-properties fo:border="0.0625in solid #000080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625in solid #000080" fo:border-bottom="0.0625in solid #000080" fo:border-right="none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Cell28" style:family="table-cell">
      <style:table-cell-properties fo:border-top="none" fo:border-left="0.0625in solid #000080" fo:border-bottom="0.0625in solid #000080" fo:border-right="none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Cell29" style:family="table-cell">
      <style:table-cell-properties fo:border-top="none" fo:border-left="0.0625in solid #000080" fo:border-bottom="0.0625in solid #000080" fo:border-right="0.0625in solid #000080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625in solid #000080" fo:border-bottom="0.0625in solid #000080" fo:border-right="none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Cell32" style:family="table-cell">
      <style:table-cell-properties fo:border-top="none" fo:border-left="0.0625in solid #000080" fo:border-bottom="0.0625in solid #000080" fo:border-right="none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  <style:style style:name="TableCell33" style:family="table-cell">
      <style:table-cell-properties fo:border-top="none" fo:border-left="0.0625in solid #000080" fo:border-bottom="0.0625in solid #000080" fo:border-right="0.0625in solid #000080" fo:background-color="#00B8FF" style:writing-mode="lr-tb" fo:padding-top="0.0381in" fo:padding-left="0.0381in" fo:padding-bottom="0.0381in" fo:padding-right="0.0381in">
        <style:background-fill draw:fill="solid" draw:fill-color="#00B8FF"/>
      </style:table-cell-properties>
    </style:style>
  </office:automatic-styles>
  <office:body>
    <office:text text:use-soft-page-breaks="true">
      <text:p text:style-name="P1"><text:bookmark-start text:name="__DdeLink__10_786283458"/><text:bookmark-start text:name="__DdeLink__12_786283458"/><text:bookmark-start text:name="__DdeLink__8_786283458"/>Table style 0<text:bookmark-end text:name="__DdeLink__10_786283458"/><text:bookmark-end text:name="__DdeLink__12_786283458"/><text:s/>(rststyle-table-0) – the default table styl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Do not change the name of this table. <text:s/>rststyle-table-0 is the default style used by <text:s/>odf-odt writer.</text:p>
          </table:table-cell>
          <table:table-cell table:style-name="TableCell8">
            <text:p text:style-name="TableContents">Name all table styles with prefix “rststyle-table-”.</text:p>
          </table:table-cell>
          <table:table-cell table:style-name="TableCell9">
            <text:p text:style-name="TableContents"/>
          </table:table-cell>
        </table:table-row>
        <table:table-row table:style-name="TableRow10">
          <table:table-cell table:style-name="TableCell11">
            <text:p text:style-name="TableContents"/>
          </table:table-cell>
          <table:table-cell table:style-name="TableCell12">
            <text:p text:style-name="TableContents"/>
          </table:table-cell>
          <table:table-cell table:style-name="TableCell13">
            <text:p text:style-name="TableContents"/>
          </table:table-cell>
        </table:table-row>
        <table:table-row table:style-name="TableRow14">
          <table:table-cell table:style-name="TableCell15">
            <text:p text:style-name="TableContents"/>
          </table:table-cell>
          <table:table-cell table:style-name="TableCell16">
            <text:p text:style-name="TableContents"/>
          </table:table-cell>
          <table:table-cell table:style-name="TableCell17">
            <text:p text:style-name="Table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/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</table:table-row>
        <table:table-row table:style-name="TableRow26"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imbus Roman No9 L" svg:font-family="Nimbus Roman No9 L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Inter Light" svg:font-family="Inter Light" style:font-family-generic="system" style:font-pitch="variable" svg:panose-1="2 11 6 4 2 2 2 2 2 4"/>
    <style:font-face style:name="Inter Light Italic" svg:font-family="Inter Light Italic" style:font-family-generic="system" style:font-pitch="variable" svg:panose-1="2 0 5 3 0 0 0 2 0 4"/>
    <style:font-face style:name="Inter ExtraLight Italic" svg:font-family="Inter ExtraLight Italic" style:font-family-generic="system" style:font-pitch="variable" svg:panose-1="2 0 5 3 0 0 0 2 0 4"/>
    <style:font-face style:name="Nimbus Sans L" svg:font-family="Nimbus Sans 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11 6 4 2 2 2 2 2 4"/>
    <style:font-face style:name="Nimbus Mono L" svg:font-family="Nimbus Mono L" style:font-family-generic="modern" style:font-pitch="fixed" svg:panose-1="2 11 6 4 2 2 2 2 2 4"/>
    <style:font-face style:name="StarSymbol" style:font-charset="x-symbol" svg:font-family="Star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Inter Light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Inter Light Italic" style:font-weight-complex="bold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Inter ExtraLight Italic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Inter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-22in"/>
          <style:tab-stop style:type="right" style:position="22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style:font-name="Inter Light Italic" style:font-weight-complex="bold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Nimbus Mono L" style:font-name-asian="Nimbus Mono L" style:font-name-complex="Nimbus Mono L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rststyle-enumitem" style:display-name="rststyle-enumitem" style:family="paragraph" style:parent-style-name="Standard" style:list-style-name="rststyle-enumlist">
      <style:text-properties fo:hyphenate="false"/>
    </style:style>
    <style:style style:name="rststyle-bulletitem" style:display-name="rststyle-bulletitem" style:family="paragraph" style:parent-style-name="Standard" style:list-style-name="rststyle-bulletlist">
      <style:text-properties fo:hyphenate="false"/>
    </style:style>
    <style:style style:name="rststyle-blockindent" style:display-name="rststyle-blockindent" style:family="paragraph">
      <style:paragraph-properties fo:margin-left="0.3937in">
        <style:tab-stops/>
      </style:paragraph-properties>
      <style:text-properties fo:hyphenate="false"/>
    </style:style>
    <style:style style:name="rststyle-heading1" style:display-name="rststyle-heading1" style:family="paragraph" style:parent-style-name="Heading1" style:next-style-name="Textbody" style:default-outline-level="1">
      <style:text-properties fo:hyphenate="false"/>
    </style:style>
    <style:style style:name="rststyle-heading2" style:display-name="rststyle-heading2" style:family="paragraph" style:parent-style-name="Heading2" style:next-style-name="Textbody" style:default-outline-level="2">
      <style:text-properties fo:hyphenate="false"/>
    </style:style>
    <style:style style:name="rststyle-heading3" style:display-name="rststyle-heading3" style:family="paragraph" style:parent-style-name="Heading3" style:next-style-name="Textbody" style:default-outline-level="3">
      <style:text-properties fo:hyphenate="false"/>
    </style:style>
    <style:style style:name="rststyle-heading4" style:display-name="rststyle-heading4" style:family="paragraph" style:parent-style-name="Heading4" style:next-style-name="Textbody" style:default-outline-level="4">
      <style:text-properties fo:hyphenate="false"/>
    </style:style>
    <style:style style:name="rststyle-heading5" style:display-name="rststyle-heading5" style:family="paragraph" style:parent-style-name="Heading5" style:next-style-name="Textbody" style:default-outline-level="5">
      <style:text-properties fo:hyphenate="false"/>
    </style:style>
    <style:style style:name="rststyle-blockquote" style:display-name="rststyle-blockquote" style:family="paragraph" style:parent-style-name="Textbody">
      <style:paragraph-properties fo:margin-left="0.4in" fo:margin-right="0.8in">
        <style:tab-stops/>
      </style:paragraph-properties>
      <style:text-properties fo:hyphenate="false"/>
    </style:style>
    <style:style style:name="rststyle-bodyindent" style:display-name="rststyle-bodyindent" style:family="paragraph" style:parent-style-name="Textbodyindent">
      <style:paragraph-properties fo:margin-left="0.3937in">
        <style:tab-stops/>
      </style:paragraph-properties>
      <style:text-properties fo:hyphenate="false"/>
    </style:style>
    <style:style style:name="rststyle-horizontalline" style:display-name="rststyle-horizontalline" style:family="paragraph" style:parent-style-name="HorizontalLine">
      <style:text-properties fo:hyphenate="false"/>
    </style:style>
    <style:style style:name="rststyle-textbody" style:display-name="rststyle-textbody" style:family="paragraph" style:parent-style-name="Textbody">
      <style:text-properties fo:hyphenate="false"/>
    </style:style>
    <style:style style:name="rststyle-centeredtextbody" style:display-name="rststyle-centeredtextbody" style:family="paragraph" style:parent-style-name="rststyle-textbody">
      <style:paragraph-properties fo:text-align="center"/>
      <style:text-properties fo:hyphenate="false"/>
    </style:style>
    <style:style style:name="rststyle-caption" style:display-name="rststyle-caption" style:family="paragraph" style:parent-style-name="Caption">
      <style:text-properties fo:hyphenate="false"/>
    </style:style>
    <style:style style:name="rststyle-codeblock" style:display-name="rststyle-codeblock" style:family="paragraph" style:parent-style-name="PreformattedText">
      <style:paragraph-properties fo:border="0.0034in solid #000000" fo:padding="0.0138in" style:shadow="none" fo:margin-top="0.0597in" fo:margin-bottom="0.0597in" fo:margin-left="0.1965in" fo:background-color="#CCFFFF">
        <style:tab-stops/>
        <style:background-fill draw:fill="solid" draw:fill-color="#CCFFFF"/>
      </style:paragraph-properties>
      <style:text-properties fo:hyphenate="false"/>
    </style:style>
    <style:style style:name="rststyle-table-title" style:display-name="rststyle-table-title" style:family="paragraph" style:parent-style-name="Heading3" style:default-outline-level="1">
      <style:paragraph-properties fo:text-align="center"/>
      <style:text-properties fo:hyphenate="false"/>
    </style:style>
    <style:style style:name="rststyle-footer" style:display-name="rststyle-footer" style:family="paragraph" style:parent-style-name="Footer">
      <style:text-properties fo:hyphenate="false"/>
    </style:style>
    <style:style style:name="rststyle-header" style:display-name="rststyle-header" style:family="paragraph" style:parent-style-name="Header">
      <style:text-properties fo:hyphenate="false"/>
    </style:style>
    <style:style style:name="rststyle-footnote" style:display-name="rststyle-footnote" style:family="paragraph" style:parent-style-name="Footnote">
      <style:text-properties fo:hyphenate="false"/>
    </style:style>
    <style:style style:name="rststyle-attribution" style:display-name="rststyle-attribution" style:family="paragraph" style:parent-style-name="rststyle-blockquote">
      <style:paragraph-properties fo:text-align="end"/>
      <style:text-properties fo:font-weight="bold" style:font-weight-asian="bold" fo:font-style="italic" style:font-style-asian="italic" fo:hyphenate="false"/>
    </style:style>
    <style:style style:name="rststyle-epigraph" style:display-name="rststyle-epigraph" style:family="paragraph" style:parent-style-name="rststyle-blockquote">
      <style:text-properties fo:font-style="italic" style:font-style-asian="italic" fo:hyphenate="false"/>
    </style:style>
    <style:style style:name="rststyle-highlights" style:display-name="rststyle-highlights" style:family="paragraph" style:parent-style-name="rststyle-blockquote">
      <style:text-properties fo:hyphenate="false"/>
    </style:style>
    <style:style style:name="rststyle-blockquote-bulletitem" style:display-name="rststyle-blockquote-bulletitem" style:family="paragraph" style:parent-style-name="Standard">
      <style:paragraph-properties fo:margin-left="0.4in" fo:margin-right="0.8in">
        <style:tab-stops/>
      </style:paragraph-properties>
      <style:text-properties fo:hyphenate="false"/>
    </style:style>
    <style:style style:name="rststyle-blockquote-enumitem" style:display-name="rststyle-blockquote-enumitem" style:family="paragraph" style:parent-style-name="Standard">
      <style:paragraph-properties fo:margin-left="0.4in" fo:margin-right="0.8in">
        <style:tab-stops/>
      </style:paragraph-properties>
      <style:text-properties fo:hyphenate="false"/>
    </style:style>
    <style:style style:name="rststyle-highlights-bulletitem" style:display-name="rststyle-highlights-bullet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highlights-enumitem" style:display-name="rststyle-highlights-enum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epigraph-bulletitem" style:display-name="rststyle-epigraph-bullet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epigraph-enumitem" style:display-name="rststyle-epigraph-enum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admon-warning-hdr" style:display-name="rststyle-admon-warning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warning-body" style:display-name="rststyle-admon-warning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attention-hdr" style:display-name="rststyle-admon-attention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attention-body" style:display-name="rststyle-admon-attention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caution-hdr" style:display-name="rststyle-admon-caution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caution-body" style:display-name="rststyle-admon-caution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danger-hdr" style:display-name="rststyle-admon-danger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danger-body" style:display-name="rststyle-admon-danger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error-hdr" style:display-name="rststyle-admon-error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error-body" style:display-name="rststyle-admon-error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hint-hdr" style:display-name="rststyle-admon-hint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hint-body" style:display-name="rststyle-admon-hint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important-hdr" style:display-name="rststyle-admon-important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important-body" style:display-name="rststyle-admon-important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note-hdr" style:display-name="rststyle-admon-note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note-body" style:display-name="rststyle-admon-note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tip-hdr" style:display-name="rststyle-admon-tip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tip-body" style:display-name="rststyle-admon-tip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generic-hdr" style:display-name="rststyle-admon-generic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generic-body" style:display-name="rststyle-admon-generic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rubric" style:display-name="rststyle-rubric" style:family="paragraph" style:parent-style-name="Heading3" style:default-outline-level="1">
      <style:text-properties fo:color="#EC008C" fo:hyphenate="false"/>
    </style:style>
    <style:style style:name="rststyle-heading6" style:display-name="rststyle-heading6" style:family="paragraph" style:parent-style-name="Heading6" style:next-style-name="Textbody" style:default-outline-level="6">
      <style:text-properties fo:hyphenate="false"/>
    </style:style>
    <style:style style:name="rststyle-heading7" style:display-name="rststyle-heading7" style:family="paragraph" style:parent-style-name="Heading7" style:next-style-name="Textbody" style:default-outline-level="7">
      <style:text-properties fo:hyphenate="false"/>
    </style:style>
    <style:style style:name="rststyle-lineblock1" style:display-name="rststyle-lineblock1" style:family="paragraph" style:parent-style-name="rststyle-textbody">
      <style:paragraph-properties fo:margin-bottom="0in"/>
      <style:text-properties fo:hyphenate="false"/>
    </style:style>
    <style:style style:name="rststyle-lineblock2" style:display-name="rststyle-lineblock2" style:family="paragraph" style:parent-style-name="rststyle-textbody">
      <style:paragraph-properties fo:margin-bottom="0in" fo:margin-left="0.4in">
        <style:tab-stops/>
      </style:paragraph-properties>
      <style:text-properties fo:hyphenate="false"/>
    </style:style>
    <style:style style:name="rststyle-lineblock3" style:display-name="rststyle-lineblock3" style:family="paragraph" style:parent-style-name="rststyle-textbody">
      <style:paragraph-properties fo:margin-bottom="0in" fo:margin-left="0.8in">
        <style:tab-stops/>
      </style:paragraph-properties>
      <style:text-properties fo:hyphenate="false"/>
    </style:style>
    <style:style style:name="rststyle-lineblock4" style:display-name="rststyle-lineblock4" style:family="paragraph" style:parent-style-name="rststyle-textbody">
      <style:paragraph-properties fo:margin-bottom="0in" fo:margin-left="1.2in">
        <style:tab-stops/>
      </style:paragraph-properties>
      <style:text-properties fo:hyphenate="false"/>
    </style:style>
    <style:style style:name="rststyle-lineblock5" style:display-name="rststyle-lineblock5" style:family="paragraph" style:parent-style-name="rststyle-textbody">
      <style:paragraph-properties fo:margin-bottom="0in" fo:margin-left="1.6in">
        <style:tab-stops/>
      </style:paragraph-properties>
      <style:text-properties fo:hyphenate="false"/>
    </style:style>
    <style:style style:name="rststyle-lineblock6" style:display-name="rststyle-lineblock6" style:family="paragraph" style:parent-style-name="rststyle-textbody">
      <style:paragraph-properties fo:margin-bottom="0in" fo:margin-left="2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style:font-name="Inter Light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style:font-name="Inter Light Italic" style:font-style-complex="italic" fo:hyphenate="false"/>
    </style:style>
    <style:style style:name="rststyle-title" style:display-name="rststyle-title" style:family="paragraph" style:parent-style-name="Title">
      <style:text-properties fo:hyphenate="false"/>
    </style:style>
    <style:style style:name="rststyle-subtitle" style:display-name="rststyle-subtitle" style:family="paragraph" style:parent-style-name="Title">
      <style:text-properties fo:font-size="14pt" style:font-size-asian="14pt" fo:hyphenate="false"/>
    </style:style>
    <style:style style:name="rststyle-citation" style:display-name="rststyle-citation" style:family="paragraph" style:parent-style-name="Footnote">
      <style:paragraph-properties fo:margin-left="0.75in" fo:text-indent="-0.75in">
        <style:tab-stops/>
      </style:paragraph-properties>
      <style:text-properties fo:hyphenate="false"/>
    </style:style>
    <style:style style:name="rststyle-contents-1" style:display-name="rststyle-contents-1" style:family="paragraph" style:paren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rststyle-contents-2" style:display-name="rststyle-contents-2" style:family="paragraph" style:parent-style-name="Contents2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8034in"/>
        </style:tab-stops>
      </style:paragraph-properties>
      <style:text-properties fo:hyphenate="false"/>
    </style:style>
    <style:style style:name="rststyle-contents-3" style:display-name="rststyle-contents-3" style:family="paragraph" style:parent-style-name="Contents3"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rststyle-contents-4" style:display-name="rststyle-contents-4" style:family="paragraph" style:parent-style-name="Contents4"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4104in"/>
        </style:tab-stops>
      </style:paragraph-properties>
      <style:text-properties fo:hyphenate="false"/>
    </style:style>
    <style:style style:name="rststyle-contents--5" style:display-name="rststyle-contents--5" style:family="paragraph" style:parent-style-name="Contents5"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2138in"/>
        </style:tab-stops>
      </style:paragraph-properties>
      <style:text-properties fo:hyphenate="false"/>
    </style:style>
    <style:style style:name="rststyle-contents-6" style:display-name="rststyle-contents-6" style:family="paragraph" style:parent-style-name="Contents6"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0173in"/>
        </style:tab-stops>
      </style:paragraph-properties>
      <style:text-properties fo:hyphenate="false"/>
    </style:style>
    <style:style style:name="rststyle-contents-7" style:display-name="rststyle-contents-7" style:family="paragraph" style:parent-style-name="Contents7"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4.8208in"/>
        </style:tab-stops>
      </style:paragraph-properties>
      <style:text-properties fo:hyphenate="false"/>
    </style:style>
    <style:style style:name="rststyle-contents-8" style:display-name="rststyle-contents-8" style:family="paragraph" style:parent-style-name="Contents8"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4.6243in"/>
        </style:tab-stops>
      </style:paragraph-properties>
      <style:text-properties fo:hyphenate="false"/>
    </style:style>
    <style:style style:name="rststyle-contents-9" style:display-name="rststyle-contents-9" style:family="paragraph" style:parent-style-name="Contents9"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4.4277in"/>
        </style:tab-stops>
      </style:paragraph-properties>
      <style:text-properties fo:hyphenate="false"/>
    </style:style>
    <style:style style:name="rststyle-contents-10" style:display-name="rststyle-contents-10" style:family="paragraph" style:parent-style-name="Contents10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2312in"/>
        </style:tab-stops>
      </style:paragraph-properties>
      <style:text-properties fo:hyphenate="false"/>
    </style:style>
    <style:style style:name="rststyle-contents-heading" style:display-name="rststyle-contents-heading" style:family="paragraph" style:parent-style-name="ContentsHeading"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rststyle-legend" style:display-name="rststyle-legend" style:family="paragraph" style:parent-style-name="Textbody">
      <style:text-properties fo:hyphenate="false"/>
    </style:style>
    <style:style style:name="rststyle-deflist-term-1" style:display-name="rststyle-deflist-term-1" style:family="paragraph" style:parent-style-name="Textbody">
      <style:text-properties fo:font-weight="bold" style:font-weight-asian="bold" fo:hyphenate="false"/>
    </style:style>
    <style:style style:name="rststyle-deflist-def-1" style:display-name="rststyle-deflist-def-1" style:family="paragraph" style:parent-style-name="Textbody">
      <style:paragraph-properties fo:margin-left="0.25in">
        <style:tab-stops/>
      </style:paragraph-properties>
      <style:text-properties fo:hyphenate="false"/>
    </style:style>
    <style:style style:name="rststyle-deflist-term-2" style:display-name="rststyle-deflist-term-2" style:family="paragraph" style:parent-style-name="Textbody">
      <style:paragraph-properties fo:margin-left="0.25in">
        <style:tab-stops/>
      </style:paragraph-properties>
      <style:text-properties fo:font-weight="bold" style:font-weight-asian="bold" fo:hyphenate="false"/>
    </style:style>
    <style:style style:name="rststyle-deflist-def-2" style:display-name="rststyle-deflist-def-2" style:family="paragraph" style:parent-style-name="Textbody">
      <style:paragraph-properties fo:margin-left="0.5in">
        <style:tab-stops/>
      </style:paragraph-properties>
      <style:text-properties fo:hyphenate="false"/>
    </style:style>
    <style:style style:name="rststyle-deflist-def-3" style:display-name="rststyle-deflist-def-3" style:family="paragraph" style:parent-style-name="Textbody">
      <style:paragraph-properties fo:margin-left="0.75in">
        <style:tab-stops/>
      </style:paragraph-properties>
      <style:text-properties fo:hyphenate="false"/>
    </style:style>
    <style:style style:name="rststyle-deflist-term-3" style:display-name="rststyle-deflist-term-3" style:family="paragraph" style:parent-style-name="Textbody">
      <style:paragraph-properties fo:margin-left="0.5in">
        <style:tab-stops/>
      </style:paragraph-properties>
      <style:text-properties fo:font-weight="bold" style:font-weight-asian="bold" fo:hyphenate="false"/>
    </style:style>
    <style:style style:name="rststyle-deflist-term-4" style:display-name="rststyle-deflist-term-4" style:family="paragraph" style:parent-style-name="Textbody">
      <style:paragraph-properties fo:margin-left="0.75in">
        <style:tab-stops/>
      </style:paragraph-properties>
      <style:text-properties fo:font-weight="bold" style:font-weight-asian="bold" fo:hyphenate="false"/>
    </style:style>
    <style:style style:name="rststyle-deflist-term-5" style:display-name="rststyle-deflist-term-5" style:family="paragraph" style:parent-style-name="Textbody">
      <style:paragraph-properties fo:margin-left="1in">
        <style:tab-stops/>
      </style:paragraph-properties>
      <style:text-properties fo:font-weight="bold" style:font-weight-asian="bold" fo:hyphenate="false"/>
    </style:style>
    <style:style style:name="rststyle-deflist-def-4" style:display-name="rststyle-deflist-def-4" style:family="paragraph" style:parent-style-name="Textbody">
      <style:paragraph-properties fo:margin-left="1in">
        <style:tab-stops/>
      </style:paragraph-properties>
      <style:text-properties fo:hyphenate="false"/>
    </style:style>
    <style:style style:name="rststyle-deflist-def-5" style:display-name="rststyle-deflist-def-5" style:family="paragraph" style:parent-style-name="Textbody">
      <style:paragraph-properties fo:margin-left="1.25in">
        <style:tab-stops/>
      </style:paragraph-properties>
      <style:text-properties fo:hyphenate="false"/>
    </style:style>
    <style:style style:name="rststyle-codeblock-indented" style:display-name="rststyle-codeblock-indented" style:family="paragraph" style:parent-style-name="rststyle-codeblock">
      <style:paragraph-properties fo:margin-left="0.8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Nimbus Mono L" style:font-name-asian="Nimbus Mono L" style:font-name-complex="Nimbus Mono L"/>
    </style:style>
    <style:style style:name="Teletype" style:display-name="Teletype" style:family="text">
      <style:text-properties style:font-name="Nimbus Mono L" style:font-name-asian="Nimbus Mono L" style:font-name-complex="Nimbus Mono L"/>
    </style:style>
    <style:style style:name="rststyle-emphasis" style:display-name="rststyle-emphasis" style:family="text" style:parent-style-name="Emphasis">
      <style:text-properties fo:font-weight="normal" style:font-weight-asian="normal" style:font-weight-complex="normal" fo:font-style="italic" style:font-style-asian="italic" style:font-style-complex="italic"/>
    </style:style>
    <style:style style:name="rststyle-strong" style:display-name="rststyle-strong" style:family="text">
      <style:text-properties fo:font-weight="bold" style:font-weight-asian="bold" fo:background-color="transparent"/>
    </style:style>
    <style:style style:name="rststyle-inlineliteral" style:display-name="rststyle-inlineliteral" style:family="text" style:parent-style-name="Example">
      <style:text-properties style:font-name="Nimbus Mono L" style:font-name-asian="Nimbus Mono L" style:font-name-complex="Nimbus Mono L" fo:background-color="#E6E6FF"/>
    </style:style>
    <style:style style:name="rststyle-quotation" style:display-name="rststyle-quotation" style:family="text" style:parent-style-name="Citation">
      <style:text-properties fo:font-weight="normal" style:font-weight-asian="normal" style:font-weight-complex="normal" fo:font-style="italic" style:font-style-asian="italic" style:font-style-complex="italic"/>
    </style:style>
    <style:style style:name="rststyle-codeblock-keyword" style:display-name="rststyle-codeblock-keyword" style:family="text" style:parent-style-name="Teletype">
      <style:text-properties style:font-name="Nimbus Mono L" style:font-name-asian="Nimbus Mono L" style:font-name-complex="Nimbus Mono L" fo:color="#800000" fo:background-color="#CCFFFF"/>
    </style:style>
    <style:style style:name="rststyle-codeblock-string" style:display-name="rststyle-codeblock-string" style:family="text" style:parent-style-name="Teletype">
      <style:text-properties style:font-name="Nimbus Mono L" style:font-name-asian="Nimbus Mono L" style:font-name-complex="Nimbus Mono L" fo:background-color="#FFFFFF"/>
    </style:style>
    <style:style style:name="rststyle-codeblock-number" style:display-name="rststyle-codeblock-number" style:family="text" style:parent-style-name="Teletype">
      <style:text-properties style:font-name="Nimbus Mono L" style:font-name-asian="Nimbus Mono L" style:font-name-complex="Nimbus Mono L" fo:color="#000080" fo:background-color="#CCFFFF"/>
    </style:style>
    <style:style style:name="rststyle-codeblock-comment" style:display-name="rststyle-codeblock-comment" style:family="text" style:parent-style-name="Teletype">
      <style:text-properties style:font-name="Nimbus Mono L" style:font-name-asian="Nimbus Mono L" style:font-name-complex="Nimbus Mono L" fo:background-color="#FFFFFF"/>
    </style:style>
    <style:style style:name="rststyle-codeblock-classname" style:display-name="rststyle-codeblock-classname" style:family="text" style:parent-style-name="Teletype">
      <style:text-properties style:font-name="Nimbus Mono L" style:font-name-asian="Nimbus Mono L" style:font-name-complex="Nimbus Mono L" fo:color="#808000" fo:background-color="#CCFFFF"/>
    </style:style>
    <style:style style:name="rststyle-codeblock-functionname" style:display-name="rststyle-codeblock-functionname" style:family="text" style:parent-style-name="Teletype">
      <style:text-properties style:font-name="Nimbus Mono L" style:font-name-asian="Nimbus Mono L" style:font-name-complex="Nimbus Mono L" fo:color="#808000" fo:background-color="#CCFFFF"/>
    </style:style>
    <style:style style:name="rststyle-codeblock-operator" style:display-name="rststyle-codeblock-operator" style:family="text" style:parent-style-name="Teletype">
      <style:text-properties style:font-name="Nimbus Mono L" style:font-name-asian="Nimbus Mono L" style:font-name-complex="Nimbus Mono L" fo:color="#CCCC00" fo:background-color="#CCFFFF"/>
    </style:style>
    <style:style style:name="rststyle-codeblock-name" style:display-name="rststyle-codeblock-name" style:family="text" style:parent-style-name="Teletype">
      <style:text-properties style:font-name="Nimbus Mono L" style:font-name-asian="Nimbus Mono L" style:font-name-complex="Nimbus Mono L" fo:color="#808000" fo:background-color="#CCFFFF"/>
    </style:style>
    <style:style style:name="rststyle-subscript" style:display-name="rststyle-subscript" style:family="text">
      <style:text-properties style:text-position="sub 66.6%"/>
    </style:style>
    <style:style style:name="rststyle-superscript" style:display-name="rststyle-superscript" style:family="text">
      <style:text-properties style:text-position="super 66.6%"/>
    </style:style>
    <text:list-style style:name="rststyle-enumlist" style:display-name="rststyle-enum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bulletlist" style:display-name="rststyle-bulletlist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tocenumlist" style:display-name="rststyle-tocenumlist">
      <text:list-level-style-number text:level="1" style:num-prefix=" " style:num-suffix=" 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list-format-name="NLF1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list-format-name="NLF1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list-format-name="NLF1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list-format-name="NLF1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list-format-name="NLF1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list-format-name="NLF1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list-format-name="NLF1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list-format-name="NLF1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tocbulletlist" style:display-name="rststyle-tocbulletlist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blockquote-bulletlist" style:display-name="rststyle-blockquote-bulletlist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blockquote-enumlist" style:display-name="rststyle-blockquote-enum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highlights-bulletlist" style:display-name="rststyle-highlights-bulletlist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highlights-enumlist" style:display-name="rststyle-highlights-enum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epigraph-bulletlist" style:display-name="rststyle-epigraph-bulletlist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epigraph-enumlist" style:display-name="rststyle-epigraph-enum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arabic" style:display-name="rststyle-enumlist-arabic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loweralpha" style:display-name="rststyle-enumlist-loweralpha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list-format-name="NLF2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list-format-name="NLF2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lowerroman" style:display-name="rststyle-enumlist-lowerroman">
      <text:list-level-style-number text:level="1" style:num-suffix="." style:num-list-format-name="NLF0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upperalpha" style:display-name="rststyle-enumlist-upperalpha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list-format-name="NLF2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list-format-name="NLF2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upperroman" style:display-name="rststyle-enumlist-upperroman">
      <text:list-level-style-number text:level="1" style:num-suffix="." style:num-list-format-name="NLF0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EC008C"/>
    </style:style>
    <style:style style:name="IntenseQuote" style:display-name="Intense Quote" style:family="paragraph" style:parent-style-name="Normal" style:next-style-name="Normal">
      <style:paragraph-properties fo:border-top="0.0069in solid #156082" fo:border-left="none" fo:border-bottom="0.0069in solid #156082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EC008C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EC008C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EC008C" fo:letter-spacing="0.0034in"/>
    </style:style>
    <style:style style:name="TOCHeading" style:display-name="TOC Heading" style:family="paragraph" style:parent-style-name="Heading1" style:next-style-name="Normal">
      <style:paragraph-properties fo:keep-together="always" fo:margin-bottom="0in"/>
      <style:text-properties style:font-name="Aptos Display" style:font-name-asian="Times New Roman" style:font-name-complex="Times New Roman" style:font-weight-complex="normal" fo:color="#EC008C" fo:font-size="16pt" style:font-size-asian="16pt" style:font-size-complex="16pt" fo:hyphenate="false"/>
    </style:style>
    <style:style style:name="BlockText" style:display-name="Block Text" style:family="paragraph" style:parent-style-name="Normal">
      <style:paragraph-properties fo:border="0.0034in solid #156082" fo:padding="0.1388in" style:shadow="none" fo:margin-left="0.8in" fo:margin-right="0.8in">
        <style:tab-stops/>
      </style:paragraph-properties>
      <style:text-properties style:font-name="Inter" style:font-name-asian="Times New Roman" style:font-name-complex="Times New Roman" fo:font-style="italic" style:font-style-asian="italic" style:font-style-complex="italic" fo:color="#EC008C" fo:hyphenate="false"/>
    </style:style>
    <style:style style:name="Hyperlink" style:display-name="Hyperlink" style:family="text" style:parent-style-name="DefaultParagraphFont">
      <style:text-properties fo:color="#EC008C" style:text-underline-type="single" style:text-underline-style="solid" style:text-underline-width="auto" style:text-underline-mode="continuous"/>
    </style:style>
    <style:style style:name="Hashtag" style:display-name="Hashtag" style:family="text" style:parent-style-name="DefaultParagraphFont">
      <style:text-properties fo:color="#EC008C" fo:background-color="#E1DFDD"/>
    </style:style>
    <style:style style:name="Mention" style:display-name="Mention" style:family="text" style:parent-style-name="DefaultParagraphFont">
      <style:text-properties fo:color="#EC008C" fo:background-color="#E1DFDD"/>
    </style:style>
    <style:style style:name="SmartLink" style:display-name="SmartLink" style:family="text" style:parent-style-name="DefaultParagraphFont">
      <style:text-properties fo:color="#EC008C" fo:background-color="#F3F2F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 %1% </number:text>
      <number:num-list-label text:level="2"/>
      <number:text> %1%.%2% </number:text>
      <number:num-list-label text:level="3"/>
      <number:text> %1%.%2%.%3% </number:text>
      <number:num-list-label text:level="4"/>
      <number:text> %1%.%2%.%3%.%4% </number:text>
      <number:num-list-label text:level="5"/>
      <number:text> %1%.%2%.%3%.%4%.%5% </number:text>
      <number:num-list-label text:level="6"/>
      <number:text> %1%.%2%.%3%.%4%.%5%.%6% </number:text>
      <number:num-list-label text:level="7"/>
      <number:text> %1%.%2%.%3%.%4%.%5%.%6%.%7% </number:text>
      <number:num-list-label text:level="8"/>
      <number:text> %1%.%2%.%3%.%4%.%5%.%6%.%7%.%8% </number:text>
      <number:num-list-label text:level="9"/>
      <number:text> %1%.%2%.%3%.%4%.%5%.%6%.%7%.%8%.%9% 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%4%)</number:text>
      <number:num-list-label text:level="5"/>
      <number:text>%5%)</number:text>
      <number:num-list-label text:level="6"/>
      <number:text>%6%)</number:text>
      <number:num-list-label text:level="7"/>
      <number:text>%7%)</number:text>
      <number:num-list-label text:level="8"/>
      <number:text>%8%)</number:text>
      <number:num-list-label text:level="9"/>
      <number:text>%9%)</number:text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kuhlman</meta:initial-creator>
    <dc:creator>Claudine Chionh</dc:creator>
    <meta:creation-date>2006-08-15T13:56:00Z</meta:creation-date>
    <dc:date>2024-11-18T03:50:00Z</dc:date>
    <meta:template xlink:href="Normal.dotm" xlink:type="simple"/>
    <meta:editing-cycles>110</meta:editing-cycles>
    <meta:editing-duration>PT1283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4" meta:character-count="362" meta:row-count="2" meta:non-whitespace-character-count="309"/>
  </office:meta>
</office:document-meta>
</file>